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aco" svg:font-family="Monaco, 'Liberation Mono', Courier, 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left="0cm" fo:margin-right="0cm" fo:margin-top="0.265cm" fo:margin-bottom="0.265cm" style:contextual-spacing="false" fo:text-indent="0cm" style:auto-text-indent="false"/>
      <style:text-properties fo:font-variant="normal" fo:text-transform="none" fo:color="#596063" style:font-name="Monaco" fo:font-size="10.5pt" fo:letter-spacing="normal" fo:font-style="normal" fo:font-weight="normal"/>
    </style:style>
    <style:style style:name="P2" style:family="paragraph" style:parent-style-name="Preformatted_20_Text">
      <style:paragraph-properties fo:margin-top="0.265cm" fo:margin-bottom="0.265cm" style:contextual-spacing="false"/>
    </style:style>
    <style:style style:name="P3" style:family="paragraph" style:parent-style-name="Preformatted_20_Text">
      <style:paragraph-properties fo:margin-top="0.265cm" fo:margin-bottom="0.265cm" style:contextual-spacing="false"/>
      <style:text-properties fo:font-variant="normal" fo:text-transform="none" fo:color="#596063" style:font-name="Monaco" fo:font-size="10.5pt" fo:letter-spacing="normal" fo:font-style="normal" fo:font-weight="normal"/>
    </style:style>
    <style:style style:name="P4" style:family="paragraph" style:parent-style-name="Preformatted_20_Text">
      <style:paragraph-properties fo:margin-top="0.265cm" fo:margin-bottom="0.265cm" style:contextual-spacing="false"/>
      <style:text-properties fo:font-variant="normal" fo:text-transform="none" fo:color="#596063" style:font-name="Monaco" fo:font-size="10.5pt" fo:letter-spacing="normal" fo:font-style="normal" fo:font-weight="normal" officeooo:paragraph-rsid="00145336"/>
    </style:style>
    <style:style style:name="P5" style:family="paragraph" style:parent-style-name="Preformatted_20_Text">
      <style:paragraph-properties fo:margin-top="0.265cm" fo:margin-bottom="0.265cm" style:contextual-spacing="false"/>
      <style:text-properties fo:font-variant="normal" fo:text-transform="none" fo:color="#596063" style:font-name="Monaco" fo:font-size="10.5pt" fo:letter-spacing="normal" fo:font-style="normal" fo:font-weight="normal" officeooo:paragraph-rsid="0014a9c0"/>
    </style:style>
    <style:style style:name="P6" style:family="paragraph" style:parent-style-name="Preformatted_20_Text">
      <style:paragraph-properties fo:margin-top="0.265cm" fo:margin-bottom="0.265cm" style:contextual-spacing="false"/>
      <style:text-properties fo:font-variant="normal" fo:text-transform="none" fo:color="#596063" style:font-name="Monaco" fo:font-size="10.5pt" fo:letter-spacing="normal" fo:font-style="normal" fo:font-weight="normal" officeooo:paragraph-rsid="001582dd"/>
    </style:style>
    <style:style style:name="P7" style:family="paragraph" style:parent-style-name="Preformatted_20_Text">
      <style:paragraph-properties fo:margin-top="0.265cm" fo:margin-bottom="0.265cm" style:contextual-spacing="false"/>
      <style:text-properties fo:font-variant="normal" fo:text-transform="none" fo:color="#596063" style:font-name="Monaco" fo:font-size="10.5pt" fo:letter-spacing="normal" fo:font-style="normal" fo:font-weight="normal" officeooo:paragraph-rsid="00173f63"/>
    </style:style>
    <style:style style:name="P8" style:family="paragraph" style:parent-style-name="Preformatted_20_Text">
      <style:paragraph-properties fo:margin-top="0.265cm" fo:margin-bottom="0.265cm" style:contextual-spacing="false"/>
      <style:text-properties fo:font-variant="normal" fo:text-transform="none" fo:color="#800000" style:font-name="Monaco" fo:font-size="10.5pt" fo:letter-spacing="normal" fo:font-style="normal" fo:font-weight="normal" officeooo:paragraph-rsid="00145336"/>
    </style:style>
    <style:style style:name="P9" style:family="paragraph" style:parent-style-name="Preformatted_20_Text">
      <style:paragraph-properties fo:margin-top="0.265cm" fo:margin-bottom="0.265cm" style:contextual-spacing="false"/>
      <style:text-properties fo:font-variant="normal" fo:text-transform="none" fo:color="#800000" style:font-name="Monaco" fo:font-size="10.5pt" fo:letter-spacing="normal" fo:font-style="normal" fo:font-weight="normal" officeooo:paragraph-rsid="0014a9c0"/>
    </style:style>
    <style:style style:name="P10" style:family="paragraph" style:parent-style-name="Preformatted_20_Text">
      <style:paragraph-properties fo:margin-top="0.265cm" fo:margin-bottom="0.265cm" style:contextual-spacing="false"/>
      <style:text-properties fo:font-variant="normal" fo:text-transform="none" fo:color="#800000" style:font-name="Monaco" fo:font-size="10.5pt" fo:letter-spacing="normal" fo:font-style="normal" fo:font-weight="normal" officeooo:paragraph-rsid="001582dd"/>
    </style:style>
    <style:style style:name="P11" style:family="paragraph" style:parent-style-name="Preformatted_20_Text">
      <style:paragraph-properties fo:margin-top="0.265cm" fo:margin-bottom="0.265cm" style:contextual-spacing="false"/>
      <style:text-properties fo:font-variant="normal" fo:text-transform="none" fo:color="#800000" style:font-name="Monaco" fo:font-size="10.5pt" fo:letter-spacing="normal" fo:font-style="normal" fo:font-weight="normal" officeooo:paragraph-rsid="00173f63"/>
    </style:style>
    <style:style style:name="P12" style:family="paragraph" style:parent-style-name="Preformatted_20_Text">
      <style:paragraph-properties fo:margin-top="0.265cm" fo:margin-bottom="0.265cm" style:contextual-spacing="false"/>
      <style:text-properties fo:font-variant="normal" fo:text-transform="none" fo:color="#800000" style:font-name="Monaco" fo:font-size="10.5pt" fo:letter-spacing="normal" fo:font-style="normal" fo:font-weight="normal" officeooo:paragraph-rsid="0017d376"/>
    </style:style>
    <style:style style:name="P13" style:family="paragraph" style:parent-style-name="Preformatted_20_Text">
      <style:paragraph-properties fo:margin-top="0.265cm" fo:margin-bottom="0.265cm" style:contextual-spacing="false"/>
      <style:text-properties fo:color="#800000" officeooo:paragraph-rsid="00145336"/>
    </style:style>
    <style:style style:name="P14" style:family="paragraph" style:parent-style-name="Preformatted_20_Text">
      <style:paragraph-properties fo:margin-top="0.265cm" fo:margin-bottom="0.265cm" style:contextual-spacing="false"/>
      <style:text-properties fo:color="#800000" officeooo:paragraph-rsid="00173f63"/>
    </style:style>
    <style:style style:name="T1" style:family="text">
      <style:text-properties officeooo:rsid="00145336"/>
    </style:style>
    <style:style style:name="T2" style:family="text">
      <style:text-properties fo:color="#800000" officeooo:rsid="0014a9c0"/>
    </style:style>
    <style:style style:name="T3" style:family="text">
      <style:text-properties fo:font-variant="normal" fo:text-transform="none" fo:color="#596063" style:font-name="Monaco" fo:font-size="10.5pt" fo:letter-spacing="normal" fo:font-style="normal" fo:font-weight="normal"/>
    </style:style>
    <style:style style:name="T4" style:family="text">
      <style:text-properties fo:font-variant="normal" fo:text-transform="none" style:font-name="Monaco" fo:font-size="10.5pt" fo:letter-spacing="normal" fo:font-style="normal" fo:font-weight="normal" officeooo:rsid="00145336"/>
    </style:style>
    <style:style style:name="T5" style:family="text">
      <style:text-properties fo:font-variant="normal" fo:text-transform="none" style:font-name="Monaco" fo:font-size="10.5pt" fo:letter-spacing="normal" fo:font-style="normal" fo:font-weight="normal" officeooo:rsid="0014a9c0"/>
    </style:style>
    <style:style style:name="T6" style:family="text">
      <style:text-properties fo:font-variant="normal" fo:text-transform="none" style:font-name="Monaco" fo:font-size="10.5pt" fo:letter-spacing="normal" fo:font-style="normal" fo:font-weight="normal" officeooo:rsid="00173f63"/>
    </style:style>
    <style:style style:name="T7" style:family="text">
      <style:text-properties fo:font-variant="normal" fo:text-transform="none" style:font-name="Monaco" fo:font-size="10.5pt" fo:letter-spacing="normal" fo:font-style="normal" fo:font-weight="normal" officeooo:rsid="0017d376"/>
    </style:style>
    <style:style style:name="T8" style:family="text">
      <style:text-properties officeooo:rsid="0014a9c0"/>
    </style:style>
    <style:style style:name="T9" style:family="text">
      <style:text-properties officeooo:rsid="00154677"/>
    </style:style>
    <style:style style:name="T10" style:family="text">
      <style:text-properties officeooo:rsid="001582dd"/>
    </style:style>
    <style:style style:name="T11" style:family="text">
      <style:text-properties officeooo:rsid="00173f63"/>
    </style:style>
    <style:style style:name="T12" style:family="text">
      <style:text-properties officeooo:rsid="0017d376"/>
    </style:style>
    <style:style style:name="T13" style:family="text">
      <style:text-properties style:text-underline-style="solid" style:text-underline-width="auto" style:text-underline-color="font-color" fo:font-weight="bold" officeooo:rsid="00173f63" style:font-weight-asian="bold" style:font-weight-complex="bold"/>
    </style:style>
    <style:style style:name="T14" style:family="text">
      <style:text-properties style:text-underline-style="none" officeooo:rsid="0017d376"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acable n'est pas une compétence "grand public" dans mes fichiers,</text:p>
      <text:p text:style-name="P4">elle semble contagieuse dans les tiens... -&gt; harmonisation à prévoir</text:p>
      <text:p text:style-name="P13"><text:span text:style-name="T1">oui j’avais noté c’est pour ca que je voulais que tu jettes un oeil l’idee que j’avais c’etait que le moral d’acier doit etre la seule vrai force des space marines, avec eux soit tu les bute soit tu te les mange c’est pas viable contre eux de compter sur le moral pour les tenir en echec, en contrepartie leurs valeurs d’armure sont plus faibles leur ini pas vraiment au top et leur mouvement un peu amputé. La seule exception ce sont les scouts dont justement prouer leur bravoure est tout ce qui les separe de space marines confirmes.</text:span></text:p>
      <text:p text:style-name="P3">Peur/Implacable/Gladiateur revu et intégré dans le système</text:p>
      <text:p text:style-name="P3">esquive+intervention</text:p>
      <text:p text:style-name="P2"/>
      <text:p text:style-name="P3">Attention aux changements en termes de couts COM/REQ, je n'ai pas fait</text:p>
      <text:p text:style-name="P3">ça completement au pif, je préfère qu'on en discute avant un changement.</text:p>
      <text:p text:style-name="P8"><text:span text:style-name="T1">Oui ceta egalement un des points que je voulais que tu remarques, je voulais etre sur d’avoir pigé ton ‘design’ de « com/req » l’idee derriere le changement c’est qu un eclaireur coute pas beaucoup plus cher qu’un GI de base mais il est impossible d ‘en prendre sans commandant, on ne peut donc pas monter une force uniquement d’eclaireurs, mais cela dit ils ne sont pas particulierement cher à l’achat, erreire ton systeme il me semble ils avaient plus un rôle de « mini chef » ou l’eclaireur coutait bonbon mais te donnais droit a du grouillot derriere. </text:span><text:span text:style-name="T10">J ‘ai rechangé l’eclaireur imperial aux stats de req <text:s/>que tu avais calculées. </text:span><text:span text:style-name="T8">Honnetement si tu as bein reflechi a l’ancien systeme et que les anciens points de req/com correspondent toujours avec les nouveaux profils je les remet comme avant, </text:span><text:span text:style-name="T10">scout SM compris</text:span><text:span text:style-name="T8">, on a d’autre chats à fouetter que de reprendre tout ca en plus du reste, je voulais juste voir ce que tu pensais de l’idée </text:span><text:span text:style-name="T10">mais je me doutais que ca te ferais monter au plafond</text:span><text:span text:style-name="T8">.</text:span></text:p>
      <text:p text:style-name="P4">(ok pour les scouts SM, mais pas pour les scouts GI) </text:p>
      <text:p text:style-name="P8"><text:span text:style-name="T1">parlant des scouts SM, j’ai pas modifie leur cout </text:span><text:span text:style-name="T10">en REQ</text:span><text:span text:style-name="T1"> mais ils me semblent un peu gros bill en depit de leur armure un peu plus faible du fait de leur nombreuses competences en particulier camouflage qui circonstanciellement peut les rendre plus costauds que des space marine </text:span><text:span text:style-name="T10">confirmes </text:span><text:span text:style-name="T1">a l’exception du fait qu’eux peuvent etre bloques.</text:span></text:p>
      <text:p text:style-name="P4">Les scouts SM</text:p>
      <text:p text:style-name="P3">doivent recevoir 1 point de plus en INI pour rendre compte de leur</text:p>
      <text:p text:style-name="P3">armure légère par rapport aux armures complètes.</text:p>
      <text:p text:style-name="P8"><text:span text:style-name="T1">c’est un point qui m’a turlupiné, mais je me suis dit qu’etant jeune et peu experimentes cela compensait leur plus grande mobilite/agilite. Comme dit plus haut je le trouve relativement tres potables j’ai preferre jouer la carte du – sur ce dilemme, </text:span><text:span text:style-name="T10">et j’ai aussi nerfe leur commandement toujours rapport avec le background et que je voudrais en faire de la troupe pas trop chère</text:span><text:span text:style-name="T1">.</text:span></text:p>
      <text:p text:style-name="P2"><text:soft-page-break/><text:span text:style-name="T3">Tu avais proposé de supprimer le jet de D6 pour l'ordre déplacement, je</text:span></text:p>
      <text:p text:style-name="P3">pense le remplacer par Mv x 2 fixe <text:s/>: es-tu ok ?</text:p>
      <text:p text:style-name="P13"><text:span text:style-name="T4">A partir du moment ou on a une regle de charge « contraingnante » le probleme ne se pose plus vraiment puisque kiter avec un ordre à « charge » devient impossible et donc la option de replis efficace est « déplacement », neanmoins s’il faut changer pourquoi pas double mouvement en effet, </text:span><text:span text:style-name="T5">mais pour des SM par exemple encore une fois 5+5 c’est pas beaucoup mieux que 5+4 du coup toujours pareil pourquoi utiliser « déplacement » enc e qui les concerne</text:span><text:span text:style-name="T4">.</text:span></text:p>
      <text:p text:style-name="P2"><text:span text:style-name="T3">Tu avais proposé Mv de charge = libre mais sans s'éloigner de l'ennemi</text:span></text:p>
      <text:p text:style-name="P3">-&gt; ok pour moi si cela correspond à impossibilité de s'éloigner d'aucun</text:p>
      <text:p text:style-name="P3">ennemi situé dans les 16ps (à moins d'effectuer un mouvement dans la</text:p>
      <text:p text:style-name="P3">strict direction d'un ennemi au dépend d'un autre.= pour couvrir le cas</text:p>
      <text:p text:style-name="P3">où "pris en sandwich" on ne pourrait plus charger personne en suivant</text:p>
      <text:p text:style-name="P3">strictement la règle... )</text:p>
      <text:p text:style-name="P9"><text:span text:style-name="T1">selon la règle que je propose on peut tout a fait se demerder en sandwitch la subtilit</text:span><text:span text:style-name="T8">é</text:span><text:span text:style-name="T1"> tient dans un petit mot « engagé » et c ‘est plus simp</text:span><text:span text:style-name="T8">l</text:span><text:span text:style-name="T1">e;et plus rapide a vérifier que tous les ennemis à 16 ps. </text:span></text:p>
      <text:p text:style-name="P9"><text:span text:style-name="T1">avec</text:span></text:p>
      <text:p text:style-name="P8"><text:span text:style-name="T1">M est la position de d</text:span><text:span text:style-name="T8">é</text:span><text:span text:style-name="T1">part du soldat qui charge</text:span></text:p>
      <text:p text:style-name="P8"><text:span text:style-name="T1">M’ la position du soldat après son mouvement de charge</text:span></text:p>
      <text:p text:style-name="P8"><text:span text:style-name="T1">P la position du soldat ennemi non engagé le plus proche</text:span></text:p>
      <text:p text:style-name="P8"><text:span text:style-name="T1">Pour qu’un mouvement de charge soit valide il doit remplir </text:span><text:span text:style-name="T8">trois</text:span><text:span text:style-name="T1"> conditions</text:span></text:p>
      <text:p text:style-name="P9"><text:span text:style-name="T8">MM’ =&lt; 4ps ( 8ps si saut et pour entrer en contact socle à socle)</text:span></text:p>
      <text:p text:style-name="P9"><text:span text:style-name="T8">M’P =&lt; MP</text:span></text:p>
      <text:p text:style-name="P5"><text:span text:style-name="T2">si à un moment le soldat chargeant s’est approché à moins d’un ps du socle d’un ennemi valide alors le soldat chargeant est maintenant au contact avec l’ennemi auquel appartient ce socle. ( « saut » fait exception et permet si la place le permet de se poser n’importe ou à moins de 8 ps en contact socle à socle)</text:span></text:p>
      <text:p text:style-name="P5"><text:span text:style-name="T2">en ce qui concerne la prise en sandwich il appartient au joueur d’utiliser « deplacement » pour se positionner de maniere à être au plus proche de l’unite qu’il souhaite charger de de mieux manœuvrer que son adversaire, s’il se rettrouve en sandwich « kité » par l’unité qu’il voudrait charger et talonné par une unité qu il ne souhaite pas charger il s’est fait niquer en beauté tant pis pour lui, du reste si les distances en l’occurence sont grandes (9 ps ou plus) on est pratiquement dans le cas ou le mouvement de charge même dirige vers un ennemi constitue une légère violation du design.</text:span></text:p>
      <text:p text:style-name="P5"><text:soft-page-break/><text:span text:style-name="T2"/></text:p>
      <text:p text:style-name="P5"><text:span text:style-name="T2">Si les distances sont plus courtes 4-8 pas il y a fort à parier qu’un soldat de son unite peut charger le géneur qui se retrouve engagé et des lors l’autre unite peut être chargée, dans un cas de sandwich serré l’unité est forcée de se couper en deux encore une fois la faute à la manœuvre.</text:span></text:p>
      <text:p text:style-name="P2"><text:span text:style-name="T3">Ah, et une dernière chose : est-ce que tu bouderais pas un peu</text:span></text:p>
      <text:p text:style-name="P3">complètement la nouvelle "taxonomie" des SM ?? chose que je peux</text:p>
      <text:p text:style-name="P3">comprendre, mais il vaut mieux m'en parler, qu'on essaie de parler la</text:p>
      <text:p text:style-name="P3">même langue quand on devra faire des changements dans les profils</text:p>
      <text:p text:style-name="P5">d'unités </text:p>
      <text:p text:style-name="P10"><text:span text:style-name="T8">En fait j’ai choisi de changer parce que , non pas que les noms me paraissaient « stupides » ou quoi </text:span><text:span text:style-name="T11">q</text:span><text:span text:style-name="T8">ue ce soit </text:span><text:span text:style-name="T11">bien au contraire </text:span><text:span text:style-name="T8">mais justement je n’arrivais pas a me souvenir de qui faisait quoi, la taxo GW c’est de la crotte mais a force de temps j’ai fini par me la mettre dans le crane, la tienne pour moi c’est confus </text:span><text:span text:style-name="T11">meme si la « dominante » est sympa, le nom du soldat ne me donnait pas directos le type du soldat et je passais mon temps a scroller et a regarder ls profils en details pour voir ce que je cherchais, je suis sur qu’a force de temps j’aurais fini par me les rentrer dans le crane mais</text:span><text:span text:style-name="T8"> du coup je voulais savoir ce que tu pensais de celle la, frater pour les space marines, pater pour les </text:span><text:span text:style-name="T11">c</text:span><text:span text:style-name="T8">ommandants </text:span><text:span text:style-name="T11">( et eventuellement les termi)</text:span><text:span text:style-name="T8">, legionarius = tactique, discipulus = <text:s/>apprenti, </text:span><text:span text:style-name="T9">confirmatus = veteran, gla</text:span><text:span text:style-name="T10">d</text:span><text:span text:style-name="T9">ius = « assaut », « </text:span><text:span text:style-name="T10">arcus » = devastator, « sicarius » - termi + canon d’assaut, « terminator » = terminator, </text:span><text:span text:style-name="T11">cremator pour le tueur de tank,etc... je voulais garder le cote « monacal » mais avec une touche obscurantiste medieval et pour ca le latin c’est quand meme pas mal, avec au passage l’avantage que pour le pelos moyen ca parle pas plus qu’avant mais pour qqun qui a deux trois notions on voit vite a quoi on fait reference.</text:span></text:p>
      <text:p text:style-name="P6">(et il va y en avoir puisqu'il faut refaire toutes les</text:p>
      <text:p text:style-name="P3">attributions d'armes) en parlant de ça, faudrait que tu publies les</text:p>
      <text:p text:style-name="P3">armes que je puisse commencer à faire les équivalences ancienne/nouvelle</text:p>
      <text:p text:style-name="P3">arme...</text:p>
      <text:p text:style-name="P14"><text:span text:style-name="T11">okay je vais essayer de finir ca le plus vite possible je met le scenar de cote en attendant. De toute facon l’essentiel est fait pour le moment.</text:span></text:p>
      <text:p text:style-name="P3">Un changement (trivial <text:s/>pour le moment)dans le système des objectifs : 1</text:p>
      <text:p text:style-name="P3">des obj secondaire est maintenant de récupérer 2/3 des pions obj et non</text:p>
      <text:p text:style-name="P3">plus 3/3 (c'était un peu trop tendu du slip par rapport aux autres</text:p>
      <text:p text:style-name="P3">objectifs secondaires à mon avis)</text:p>
      <text:p text:style-name="P11"><text:span text:style-name="T11">je te fais confiance, j’ai pas fourre le nez dans ton systeme de generation </text:span><text:soft-page-break/><text:span text:style-name="T11">de partie aleatoire mais le peu que j’en ai vu me prait sympa, et suffisament detaille pour quon ai pas l’impresson de faire empoignade encore, encore et encore.... avec pour seul objectif de tout faire cramer en face.</text:span></text:p>
      <text:p text:style-name="P2"/>
      <text:p text:style-name="P3">Pour les interventions je propose qu'on intègre celles intervenant</text:p>
      <text:p text:style-name="P3">pendant le cac et qu'on enlève celles de la réorganisation des cac. La</text:p>
      <text:p text:style-name="P7">réorga doit servir à reformer la ligne </text:p>
      <text:p text:style-name="P12"><text:span text:style-name="T12">je pense que reformer la ligne peut intervenir lors de la phase de deplacement puisqu’elle precede la prochaine phase de corps à corps </text:span></text:p>
      <text:p text:style-name="P11"><text:span text:style-name="T11">c’etait precisement l’interet des interventions a ce moment là, remplacer les soldats a moitie crevés par de la deuxieme ligne et diminuer le nombre de tirs et de charges au tour suivant </text:span><text:span text:style-name="T12">mzis en diminuant drastiquement la charge de travail pour les joueurs et nous epargne l’ecriture d’un complexe systeme de contre charge.</text:span><text:span text:style-name="T11"> </text:span><text:span text:style-name="T12">L</text:span><text:span text:style-name="T13">es interventions en phase de ralliement ne donnent pas lieu a un combat contrairement a celle qui contre la charge opportuniste sur un mec au tapis </text:span><text:span text:style-name="T14">d’ou les deux noms « intervention contre charge » et « intervention contre mise a mort » qui different l’une de l’autre sur ce point exactement, contre charge on remplace mais on se bat quand meme, contre mise a mort on remplace t on engage mais on ne livre pas de combat pour le moment on attend la prochaine phase.</text:span></text:p>
      <text:p text:style-name="P11"><text:span text:style-name="T11">Mon idee derriere c’est que contre charger,charger etc, ca demande beaucoup de micromanagement, echanger la position de deux modeles ca donne aps vraiment lieu a enormement de micromanagement, il n’y a pas </text:span><text:span text:style-name="T12">des tonnes de questions </text:span><text:span text:style-name="T11">a </text:span><text:span text:style-name="T12">s</text:span><text:span text:style-name="T11">e poser, et presque rien a minimaxer si ce n’est le choix de celui qui mene l’intervention et meme la le choix se limitera a mon avis dans le pire des cas à 3 </text:span><text:span text:style-name="T12">modeles</text:span><text:span text:style-name="T11">.</text:span></text:p>
      <text:p text:style-name="P7">ou à poursuivre éventuellement,</text:p>
      <text:p text:style-name="P11"><text:span text:style-name="T12">comme tu as pu le lire au paragraphe precedent </text:span><text:span text:style-name="T11">je ne suis plus en faveur du mouvement de consolidation vu la manière dont le cac à evolué, l’alternance tir a courte portee / charge est intéressante a mon sens, comme tu le dis plus bas une fois la phase de cac termine fini les mouvements fini les combats.</text:span></text:p>
      <text:p text:style-name="P3">mais pas à finir les blessés ou engager de nouveaux combats. (quand les</text:p>
      <text:p text:style-name="P3">charges sont finies, fin des combats, sinon on s'en sort plus).</text:p>
      <text:p text:style-name="P14"><text:span text:style-name="T6">Je suis d’accord, et ma solution </text:span><text:span text:style-name="T7">pour atteindre cette objectif </text:span><text:span text:style-name="T6">fut justement de virer le mouvement de consolidation et sa miniphase et les regles complexe</text:span><text:span text:style-name="T7">s et difficiles a retranscrire</text:span><text:span text:style-name="T6"> de finish de soldats et de remplacer tout ca par l’unique mecanisme d’intervention qui rend a lui seul la possibilite de ‘combler’ partielment les trous en « intervenant » et l’ordre de « manœuvre » qui finalement correspond à une « consolidation » et probablement le choix le plus sense dans cette configuration du jeu, boucher les trous la ou c’est possible s’abriter de la phase de tir, et pourquoi pas en profiter, puis relancer une charge.</text:span></text:p>
      <text:p text:style-name="P14"><text:soft-page-break/><text:span text:style-name="T6">l’intervention permet egalement de simuler le systeme de «  soldat valide defendant les autres soldats » a sa proximité.</text:span></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Monaco" svg:font-family="Monaco, 'Liberation Mono', Courier, 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7T00:05:22.54</meta:creation-date>
    <dc:date>2013-12-17T02:28:38.09</dc:date>
    <meta:editing-duration>PT9M39S</meta:editing-duration>
    <meta:editing-cycles>1</meta:editing-cycles>
    <meta:document-statistic meta:table-count="0" meta:image-count="0" meta:object-count="0" meta:page-count="5" meta:paragraph-count="62" meta:word-count="1904" meta:character-count="10571" meta:non-whitespace-character-count="8718"/>
    <meta:generator>LibreOffice/4.0.5.2$Windows_x86 LibreOffice_project/5464147a081647a250913f19c0715bca595af2f</meta:generator>
  </office:meta>
</office:document-meta>
</file>